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FFFFFFFFFFFFFFF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7cd" officeooo:paragraph-rsid="000a97cd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US" officeooo:rsid="00063ac5" officeooo:paragraph-rsid="000a97cd"/>
    </style:style>
    <style:style style:name="P3" style:family="paragraph" style:parent-style-name="Standard">
      <style:text-properties style:font-name="Times New Roman" fo:font-size="13pt" fo:language="en" fo:country="GB" fo:font-weight="bold" officeooo:rsid="0004d681" officeooo:paragraph-rsid="000a97cd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0a97cd" officeooo:paragraph-rsid="0017a84e"/>
    </style:style>
    <style:style style:name="P5" style:family="paragraph" style:parent-style-name="Standard">
      <style:text-properties fo:font-size="11pt" fo:language="en" fo:country="GB" officeooo:rsid="000a97cd" officeooo:paragraph-rsid="0017a84e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en" fo:country="GB" officeooo:rsid="000a97cd" officeooo:paragraph-rsid="0017a84e" style:font-size-asian="16pt" style:font-size-complex="16pt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style:font-name="Times New Roman" fo:language="en" fo:country="GB" officeooo:rsid="000a97cd" officeooo:paragraph-rsid="000a97cd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opacity="50%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04d681"/>
    </style:style>
    <style:style style:name="T2" style:family="text">
      <style:text-properties officeooo:rsid="0010670e"/>
    </style:style>
    <style:style style:name="T3" style:family="text">
      <style:text-properties officeooo:rsid="00063ac5"/>
    </style:style>
    <style:style style:name="T4" style:family="text">
      <style:text-properties officeooo:rsid="0017a84e"/>
    </style:style>
    <style:style style:name="T5" style:family="text">
      <style:text-properties officeooo:rsid="0019917d"/>
    </style:style>
    <style:style style:name="T6" style:family="text">
      <style:text-properties fo:language="en" fo:country="GB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gr1" style:family="graphic">
      <style:graphic-properties draw:fill="solid" draw:fill-color="#729fcf" draw:opacity="50%" draw:textarea-horizontal-align="justify" draw:textarea-vertical-align="middle" draw:auto-grow-height="false" fo:min-height="10.848cm" fo:min-width="3.598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10.848cm" fo:min-width="3.59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opacity="50%" draw:textarea-horizontal-align="justify" draw:textarea-vertical-align="middle" draw:auto-grow-height="false" fo:min-height="10.848cm" fo:min-width="3.6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draw:textarea-vertical-align="middle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draw:textarea-vertical-align="middle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draw:textarea-vertical-align="middle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draw:textarea-vertical-align="middle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draw:textarea-vertical-align="middle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draw:textarea-vertical-align="middle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/text:p>
      <text:p text:style-name="P6">T<text:span text:style-name="T5">heory</text:span> of Operation <text:span text:style-name="T4">Document</text:span></text:p>
      <text:p text:style-name="P1"/>
      <text:p text:style-name="P3">Description</text:p>
      <text:p text:style-name="P7"><text:span text:style-name="T1">The program is a help tool for online poker players. It is suitable to simulate a </text:span><text:bookmark text:name="result_box"/>poker tournament <text:span text:style-name="T2">with fix limit raise roles</text:span> <text:span text:style-name="T3">and give hints for the users about their next decision according the odds and the current state. </text:span></text:p>
      <text:p text:style-name="P2"/>
      <text:p text:style-name="P2"><draw:custom-shape text:anchor-type="paragraph" draw:z-index="0" draw:name="Shape1" draw:style-name="gr1" draw:text-style-name="P8" svg:width="3.599cm" svg:height="10.849cm" svg:x="0.549cm" svg:y="1.088cm"><text:p/><draw:enhanced-geometry svg:viewBox="0 0 21600 21600" draw:type="rectangle" draw:enhanced-path="M 0 0 L 21600 0 21600 21600 0 21600 0 0 Z N"/></draw:custom-shape><draw:frame text:anchor-type="paragraph" draw:z-index="1" draw:name="Shape2" draw:style-name="gr2" draw:text-style-name="P10" svg:width="2.752cm" svg:height="0.69cm" svg:x="0.919cm" svg:y="0.189cm"><draw:text-box><text:p text:style-name="P9"><text:span text:style-name="T7">Player</text:span></text:p></draw:text-box></draw:frame><draw:frame text:anchor-type="paragraph" draw:z-index="2" draw:name="Shape3" draw:style-name="gr3" draw:text-style-name="P12" svg:width="3.176cm" svg:height="1.562cm" svg:x="0.76cm" svg:y="1.406cm"><draw:text-box><text:p text:style-name="P11"><text:span text:style-name="T8">Set starting configuration (hand,bets,players)</text:span></text:p></draw:text-box></draw:frame><draw:custom-shape text:anchor-type="paragraph" draw:z-index="3" draw:name="Shape1" draw:style-name="gr4" draw:text-style-name="P13" svg:width="3.599cm" svg:height="10.849cm" svg:x="7.745cm" svg:y="1.141cm"><text:p/><draw:enhanced-geometry svg:viewBox="0 0 21600 21600" draw:type="rectangle" draw:enhanced-path="M 0 0 L 21600 0 21600 21600 0 21600 0 0 Z N"/></draw:custom-shape><draw:frame text:anchor-type="paragraph" draw:z-index="4" draw:name="Shape4" draw:style-name="gr5" draw:text-style-name="P14" svg:width="2.964cm" svg:height="1.033cm" svg:x="15.048cm" svg:y="0.453cm"><draw:text-box><text:p>Gaming Adviser</text:p></draw:text-box></draw:frame><draw:custom-shape text:anchor-type="paragraph" draw:z-index="5" draw:name="Shape1" draw:style-name="gr6" draw:text-style-name="P13" svg:width="3.626cm" svg:height="10.849cm" svg:x="14.677cm" svg:y="1.353cm"><text:p/><draw:enhanced-geometry svg:viewBox="0 0 21600 21600" draw:type="rectangle" draw:enhanced-path="M 0 0 L 21600 0 21600 21600 0 21600 0 0 Z N"/></draw:custom-shape><draw:frame text:anchor-type="paragraph" draw:z-index="6" draw:name="Shape5" draw:style-name="gr7" draw:text-style-name="P15" svg:width="2.726cm" svg:height="1.191cm" svg:x="15.206cm" svg:y="1.617cm"><draw:text-box><text:p text:style-name="P11"><text:span text:style-name="T9">Calculate</text:span> odds</text:p></draw:text-box></draw:frame><draw:frame text:anchor-type="paragraph" draw:z-index="7" draw:name="Shape6" draw:style-name="gr8" draw:text-style-name="P16" svg:width="2.964cm" svg:height="1.297cm" svg:x="14.995cm" svg:y="8.1cm"><draw:text-box><text:p text:style-name="P11">Determine the <text:span text:style-name="T9">optimal</text:span> decesion</text:p></draw:text-box></draw:frame><draw:frame text:anchor-type="paragraph" draw:z-index="8" draw:name="Shape7" draw:style-name="gr9" draw:text-style-name="P18" svg:width="4.049cm" svg:height="1.04cm" svg:x="7.904cm" svg:y="0.367cm"><draw:text-box><text:p text:style-name="P17"><text:span text:style-name="T10">Game state manager</text:span></text:p></draw:text-box></draw:frame><draw:line text:anchor-type="paragraph" draw:z-index="9" draw:name="Shape8" draw:style-name="gr10" draw:text-style-name="P9" svg:x1="16.318cm" svg:y1="2.808cm" svg:x2="16.318cm" svg:y2="8.1cm"><text:p/></draw:line><draw:frame text:anchor-type="paragraph" draw:z-index="10" draw:name="Shape9" draw:style-name="gr11" draw:text-style-name="P19" svg:width="3.229cm" svg:height="1.588cm" svg:x="7.904cm" svg:y="1.406cm"><draw:text-box><text:p text:style-name="P11"><text:span text:style-name="T9">Starting new torunament</text:span></text:p></draw:text-box></draw:frame><draw:frame text:anchor-type="paragraph" draw:z-index="11" draw:name="Shape10" draw:style-name="gr12" draw:text-style-name="P19" svg:width="3.07cm" svg:height="1.403cm" svg:x="7.983cm" svg:y="5.031cm"><draw:text-box><text:p text:style-name="P11"><text:span text:style-name="T9">Records all step during the game</text:span></text:p></draw:text-box></draw:frame><draw:frame text:anchor-type="paragraph" draw:z-index="12" draw:name="Shape11" draw:style-name="gr13" draw:text-style-name="P19" svg:width="3.234cm" svg:height="1.463cm" svg:x="0.734cm" svg:y="5.11cm"><draw:text-box><text:p text:style-name="P11"><text:span text:style-name="T9">Give informations about the turnament</text:span></text:p></draw:text-box></draw:frame><draw:frame text:anchor-type="paragraph" draw:z-index="13" draw:name="Shape12" draw:style-name="gr14" draw:text-style-name="P19" svg:width="3.07cm" svg:height="1.35cm" svg:x="0.734cm" svg:y="8.02cm"><draw:text-box><text:p text:style-name="P11"><text:span text:style-name="T9">Recives hinted decesion</text:span></text:p></draw:text-box></draw:frame><draw:frame text:anchor-type="paragraph" draw:z-index="14" draw:name="Shape13" draw:style-name="gr15" draw:text-style-name="P19" svg:width="3.123cm" svg:height="1.377cm" svg:x="7.983cm" svg:y="8.179cm"><draw:text-box><text:p text:style-name="P11"><text:span text:style-name="T9">Recives decesion</text:span></text:p></draw:text-box></draw:frame><draw:line text:anchor-type="paragraph" draw:z-index="15" draw:name="Shape8" draw:style-name="gr10" draw:text-style-name="P9" svg:x1="9.465cm" svg:y1="2.993cm" svg:x2="9.465cm" svg:y2="5.03cm"><text:p/></draw:line><draw:line text:anchor-type="paragraph" draw:z-index="16" draw:name="Shape14" draw:style-name="gr16" draw:text-style-name="P9" svg:x1="3.967cm" svg:y1="5.877cm" svg:x2="7.983cm" svg:y2="5.877cm"><text:p/></draw:line><draw:line text:anchor-type="paragraph" draw:z-index="17" draw:name="Shape14" draw:style-name="gr10" draw:text-style-name="P9" svg:x1="3.967cm" svg:y1="5.877cm" svg:x2="7.983cm" svg:y2="5.877cm"><text:p/></draw:line><draw:line text:anchor-type="paragraph" draw:z-index="18" draw:name="Shape14" draw:style-name="gr17" draw:text-style-name="P9" svg:x1="3.803cm" svg:y1="8.867cm" svg:x2="7.983cm" svg:y2="8.867cm"><text:p/></draw:line><draw:line text:anchor-type="paragraph" draw:z-index="19" draw:name="Shape14" draw:style-name="gr17" draw:text-style-name="P9" svg:x1="11.105cm" svg:y1="8.841cm" svg:x2="14.994cm" svg:y2="8.841cm"><text:p/></draw:line><draw:line text:anchor-type="paragraph" draw:z-index="20" draw:name="Shape15" draw:style-name="gr16" draw:text-style-name="P20" svg:x1="11.053cm" svg:y1="6.115cm" svg:x2="13.17cm" svg:y2="6.14cm"><text:p/></draw:line><draw:line text:anchor-type="paragraph" draw:z-index="21" draw:name="Shape16" draw:style-name="gr16" draw:text-style-name="P9" svg:x1="13.169cm" svg:y1="6.115cm" svg:x2="13.169cm" svg:y2="2.252cm"><text:p/></draw:line><draw:line text:anchor-type="paragraph" draw:z-index="22" draw:name="Shape17" draw:style-name="gr10" draw:text-style-name="P9" svg:x1="13.169cm" svg:y1="2.252cm" svg:x2="15.206cm" svg:y2="2.252cm"><text:p/></draw:line><draw:line text:anchor-type="paragraph" draw:z-index="23" draw:name="Shape14" draw:style-name="gr10" draw:text-style-name="P9" svg:x1="3.888cm" svg:y1="2.094cm" svg:x2="7.904cm" svg:y2="2.094cm"><text:p/></draw:line><draw:frame text:anchor-type="paragraph" draw:z-index="24" draw:name="Shape18" draw:style-name="gr18" draw:text-style-name="P21" svg:width="3.176cm" svg:height="0.555cm" svg:x="4.332cm" svg:y="1.591cm"><draw:text-box><text:p text:style-name="P9"><text:span text:style-name="T11">Send starting state</text:span></text:p></draw:text-box></draw:frame><draw:frame text:anchor-type="paragraph" draw:z-index="25" draw:name="Shape18" draw:style-name="gr19" draw:text-style-name="P21" svg:width="3.017cm" svg:height="0.814cm" svg:x="11.529cm" svg:y="6.272cm"><draw:text-box><text:p text:style-name="P9"><text:span text:style-name="T11">Send current state on decesion point</text:span></text:p></draw:text-box></draw:frame><draw:frame text:anchor-type="paragraph" draw:z-index="26" draw:name="Shape18" draw:style-name="gr19" draw:text-style-name="P21" svg:width="1.668cm" svg:height="0.814cm" svg:x="16.476cm" svg:y="4.978cm"><draw:text-box><text:p text:style-name="P9"><text:span text:style-name="T11">Send win chance</text:span></text:p></draw:text-box></draw:frame><draw:frame text:anchor-type="paragraph" draw:z-index="27" draw:name="Shape18" draw:style-name="gr20" draw:text-style-name="P21" svg:width="1.985cm" svg:height="1.22cm" svg:x="12.349cm" svg:y="8.973cm"><draw:text-box><text:p text:style-name="P9"><text:span text:style-name="T11">Send decesion to manager</text:span></text:p></draw:text-box></draw:frame><draw:frame text:anchor-type="paragraph" draw:z-index="28" draw:name="Shape18" draw:style-name="gr20" draw:text-style-name="P21" svg:width="1.985cm" svg:height="1.22cm" svg:x="4.914cm" svg:y="9.052cm"><draw:text-box><text:p text:style-name="P9"><text:span text:style-name="T11">Send decesion to player</text:span></text:p></draw:text-box></draw:frame><draw:frame text:anchor-type="paragraph" draw:z-index="29" draw:name="Shape18" draw:style-name="gr20" draw:text-style-name="P21" svg:width="1.985cm" svg:height="1.22cm" svg:x="4.835cm" svg:y="6.089cm"><draw:text-box><text:p text:style-name="P9"><text:span text:style-name="T11">Send game steps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FFFFFFFFFFFFFF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10%"/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1pt" fo:language="en" fo:country="GB" officeooo:rsid="000a97cd" officeooo:paragraph-rsid="0017a84e" style:font-size-asian="11pt" style:font-size-complex="11pt"/>
    </style:style>
    <style:style style:name="MT1" style:family="text">
      <style:text-properties officeooo:rsid="00199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ker <text:span text:style-name="MT1">Challeng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14:57.199000000</meta:creation-date>
    <dc:date>2016-09-10T16:01:48.127000000</dc:date>
    <meta:editing-duration>PT15M19S</meta:editing-duration>
    <meta:editing-cycles>5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5" meta:word-count="47" meta:character-count="278" meta:non-whitespace-character-count="233"/>
  </office:meta>
</office:document-meta>
</file>